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150%"/>
      <style:text-properties style:text-position="0% 100%"/>
    </style:style>
    <style:style style:name="P5" style:family="paragraph" style:parent-style-name="Text_20_body">
      <style:paragraph-properties fo:line-height="150%"/>
      <style:text-properties style:text-position="0% 100%" fo:font-weight="bold" style:font-weight-asian="bold" style:font-weight-complex="bold"/>
    </style:style>
    <style:style style:name="P6" style:family="paragraph" style:parent-style-name="Text_20_body">
      <style:text-properties fo:background-color="#ffff00"/>
    </style:style>
    <style:style style:name="P7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8" style:family="paragraph" style:parent-style-name="Heading_20_3">
      <style:paragraph-properties fo:line-height="150%"/>
    </style:style>
    <style:style style:name="P9" style:family="paragraph" style:parent-style-name="Standard" style:list-style-name="L1">
      <style:paragraph-properties fo:line-height="150%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Text_20_body">
      <style:paragraph-properties fo:line-height="150%"/>
    </style:style>
    <style:style style:name="P12" style:family="paragraph" style:parent-style-name="Text_20_body" style:list-style-name="L1">
      <style:paragraph-properties fo:line-height="150%"/>
    </style:style>
    <style:style style:name="P13" style:family="paragraph" style:parent-style-name="Text_20_body" style:list-style-name="L2">
      <style:paragraph-properties fo:line-height="150%"/>
    </style:style>
    <style:style style:name="P14" style:family="paragraph" style:parent-style-name="Text_20_body" style:list-style-name="L3">
      <style:paragraph-properties fo:line-height="150%"/>
    </style:style>
    <style:style style:name="P15" style:family="paragraph" style:parent-style-name="Text_20_body" style:list-style-name="L3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background-color="#ffff00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espół nr 10:</text:p>
      <text:p text:style-name="P7">Jakub Ruszkowski,</text:p>
      <text:p text:style-name="P7">Mateusz Kaczmarski</text:p>
      <text:p text:style-name="P2">Dokumentacja wstępna</text:p>
      <text:h text:style-name="P10" text:outline-level="1">Opis problemu</text:h>
      <text:p text:style-name="P3"><text:span text:style-name="T6">Spójność krawędziowa</text:span> nieskierowanego grafu G jest to najmniejsza liczba krawędzi <text:span text:style-name="T3">k</text:span>, które muszą zostać usunięte z grafu żeby przestał być on spójny. Liczbę tę oznaczamy przez λ(G).</text:p>
      <text:p text:style-name="P3"><text:span text:style-name="T1">Przepływem</text:span> w grafie<draw:frame draw:style-name="fr1" draw:name="Obiekt6" text:anchor-type="as-char" svg:y="-0.377cm" svg:width="2.05cm" svg:height="0.485cm" draw:z-index="2"><draw:object xlink:href="./Object 6" xlink:type="simple" xlink:show="embed" xlink:actuate="onLoad"/><draw:image xlink:href="./ObjectReplacements/Object 6" xlink:type="simple" xlink:show="embed" xlink:actuate="onLoad"/><svg:desc>formuła</svg:desc></draw:frame>nazywamy funkcję<draw:frame draw:style-name="fr1" draw:name="Obiekt4" text:anchor-type="as-char" svg:y="-0.377cm" svg:width="2.558cm" svg:height="0.46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spełniającą warunki:</text:p>
      <text:list xml:id="list2470764519633585041" text:style-name="L1">
        <text:list-item>
          <text:p text:style-name="P12"><text:span text:style-name="T2">ograniczenia przepustowości:</text:span><text:span text:style-name="T2"><draw:frame draw:style-name="fr1" draw:name="Obiekt1" text:anchor-type="as-char" svg:y="-0.377cm" svg:width="4.486cm" svg:height="0.533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, c(u,v) </text:span><text:span text:style-name="T5">- przepustowość</text:span></text:p>
        </text:list-item>
        <text:list-item>
          <text:p text:style-name="P12"><text:span text:style-name="T4">skośnej symetrii</text:span>:<draw:frame draw:style-name="fr1" draw:name="Obiekt2" text:anchor-type="as-char" svg:y="-0.377cm" svg:width="5.11cm" svg:height="0.533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9"><text:span text:style-name="T2">zachowania przepływu</text:span>: <draw:frame draw:style-name="fr1" draw:name="Obiekt3" text:anchor-type="as-char" svg:y="-0.432cm" svg:width="4.835cm" svg:height="0.861cm" draw:z-index="1"><draw:object xlink:href="./Object 3" xlink:type="simple" xlink:show="embed" xlink:actuate="onLoad"/><draw:image xlink:href="./ObjectReplacements/Object 3" xlink:type="simple" xlink:show="embed" xlink:actuate="onLoad"/></draw:frame>(suma wszystkich przepływów wpływających do wierzchołka jest równa sumie przepływów wypływających z wierzchołka)</text:p>
        </text:list-item>
      </text:list>
      <text:p text:style-name="P3"/>
      <text:p text:style-name="P3">Zadaniem projektu jest zaprojektowanie i zaimplementowanie algorytmu znajdującego spójność krawędziową grafu korzystając z przepływu.</text:p>
      <text:h text:style-name="P10" text:outline-level="1">Opis rozwiązania</text:h>
      <text:p text:style-name="P3">Graf <draw:frame draw:style-name="fr1" draw:name="Obiekt10" text:anchor-type="as-char" svg:y="-0.377cm" svg:width="2.05cm" svg:height="0.485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w algorytmie reprezentowany jest przez macierz incydencji <text:span text:style-name="T2">M </text:span><text:span text:style-name="T5">[</text:span><text:span text:style-name="T2">|V|, |V|</text:span><text:span text:style-name="T5">]</text:span>. Wartość <text:span text:style-name="T2">M </text:span>[<text:span text:style-name="T2">i,j</text:span>] gdzie <text:span text:style-name="T2">i,j = 0,1,...,|V|-1</text:span> jest równa wadze krawędzi (lub 1 dla krawędzi bez wag) między wierzchołkiem i oraz j (0 jeśli taka krawędź nie istnieje).</text:p>
      <text:p text:style-name="P3">Algorytm znajdujący spójność krawędziową nieskierowanego grafu<draw:frame draw:style-name="fr1" draw:name="Obiekt5" text:anchor-type="as-char" svg:y="-0.377cm" svg:width="2.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korzystający z przepływu polega na:</text:p>
      <text:list xml:id="list7639172535664250068" text:style-name="L2">
        <text:list-item>
          <text:p text:style-name="P13">wyznaczeniu wierzchołka <text:span text:style-name="T2">s</text:span> będącego źródłem <text:span text:style-name="T7">(losowo, czy o min stopniu?)</text:span></text:p>
        </text:list-item>
        <text:list-item>
          <text:p text:style-name="P13">dla każdego wierzchołka <text:span text:style-name="T2">t</text:span> niebędącego źródłem uruchamiamy algorytm wyszukiwania maksymalnego przepływu z wierzchołka <text:span text:style-name="T2">s</text:span> do <text:span text:style-name="T2">t</text:span> w grafie <text:span text:style-name="T2">G'</text:span>. Graf<draw:frame draw:style-name="fr1" draw:name="Obiekt7" text:anchor-type="as-char" svg:y="-0.377cm" svg:width="2.224cm" svg:height="0.485cm" draw:z-index="6"><draw:object xlink:href="./Object 7" xlink:type="simple" xlink:show="embed" xlink:actuate="onLoad"/><draw:image xlink:href="./ObjectReplacements/Object 7" xlink:type="simple" xlink:show="embed" xlink:actuate="onLoad"/></draw:frame>, w którym wszystkie krawędzie mają wagę równą 1.</text:p>
        </text:list-item>
        <text:list-item>
          <text:p text:style-name="P13">spójność krawędziowa grafu G jest równa najmniejszej wartości uzyskanych maksymalnych przepływów z punktu 2.</text:p>
        </text:list-item>
      </text:list>
      <text:h text:style-name="P8" text:outline-level="3"><text:soft-page-break/>Algorytm wyszukiwania maksymalnego przepływu</text:h>
      <text:p text:style-name="P3">Do wyszukiwania maksymalnego przepływu będziemy korzystać z algorytmu Edmonda-Karpa, który jest jedną z realizacji metody Forda-Fulkersona. Dodatkowym warunkiem jest to, że ścieżka powiększająca, którą szukamy w każdym kroku algorytmu musi być najkrótsza, czyli zawierać minimalną możliwą liczbę krawędzi. Ścieżkę tą można znaleźć dzięki algorytmowi przeszukiwania grafu wszerz w sieci rezydualnej. </text:p>
      <text:p text:style-name="P4">Schemat działania algorytmu:</text:p>
      <text:p text:style-name="P5">wejście</text:p>
      <text:p text:style-name="P4">c[u, v] // pojemności krawędzi</text:p>
      <text:p text:style-name="P4">s, t <text:s text:c="5"/>// źródło i ujście</text:p>
      <text:p text:style-name="P5">wyjście</text:p>
      <text:p text:style-name="P4">f[u, v] // maksymalny przepływ</text:p>
      <text:p text:style-name="P4"/>
      <text:p text:style-name="P4">//stworzenie sieci rezydualnej</text:p>
      <text:p text:style-name="P4">zdefiniuj r[u, v] jako c[u, v] – f[u, v]</text:p>
      <text:p text:style-name="P4">ścieżka := true</text:p>
      <text:p text:style-name="P4">dopóki ścieżka wykonaj</text:p>
      <text:p text:style-name="P4"><text:tab/>// znalezienie ścieżki z s do t w sieci rezydualnej</text:p>
      <text:p text:style-name="P4"><text:tab/>p := BFS(r[], s, t)</text:p>
      <text:p text:style-name="P4"><text:tab/>jeżeli ścieżka nie istnieje</text:p>
      <text:p text:style-name="P4"><text:tab/><text:tab/>ścieżka := false</text:p>
      <text:p text:style-name="P4"><text:tab/>w przeciwnym wypadku</text:p>
      <text:p text:style-name="P4"><text:tab/>// powiększenie przepływu na ścieżce p</text:p>
      <text:p text:style-name="P4"><text:tab/>a := min { r[u, v] : (u, v) należące do p }</text:p>
      <text:p text:style-name="P4"><text:tab/>dla każdej krawędzi należącej do p</text:p>
      <text:p text:style-name="P4"><text:tab/><text:tab/>f[u, v] = f[u, v] + a</text:p>
      <text:p text:style-name="P4"><text:tab/><text:tab/>f[v, u] = f[v, u] - a</text:p>
      <text:h text:style-name="P10" text:outline-level="1"><text:soft-page-break/>Opis wejścia/wyjścia</text:h>
      <text:p text:style-name="P3">Na wejściu podajemy nieskierowany graf G.</text:p>
      <text:p text:style-name="P3">Sposób zapisu grafu nieskierowanego w pliku:</text:p>
      <text:list xml:id="list5978621359780770560" text:style-name="L3">
        <text:list-item>
          <text:p text:style-name="P14">w pierwszej linijce pliku tekstowego wpisywana jest ilość wierzchołków w grafie,</text:p>
        </text:list-item>
        <text:list-item>
          <text:p text:style-name="P14">kolejne linie definiują odpowiednie połączenia wierzchołków:</text:p>
          <text:p text:style-name="P14"><text:span text:style-name="T1">numer wierzchołk</text:span>a (licząc od 0) oznaczmy <text:span text:style-name="T2">Nw</text:span><text:span text:style-name="T1">: lista</text:span> oddzielonych przecinkiem numerów wierzchołków połączonych krawędzią z wierzchołkiem <text:span text:style-name="T2">Nw</text:span>. </text:p>
          <text:p text:style-name="P14">Przykładowo:</text:p>
          <text:p text:style-name="P15">4</text:p>
          <text:p text:style-name="P15">0: 1,2</text:p>
          <text:p text:style-name="P15">2: 3</text:p>
          <text:p text:style-name="P14">Oznacza graf G z 4 wierzchołkami i 3 krawędziami między wierzchołkami 0-1, 0-2, 2-3. Nadmiarowe definicje tych samych krawędzi będą pomijane.</text:p>
        </text:list-item>
      </text:list>
      <text:p text:style-name="P3">Na wyjściu otrzymujemy wartość spójności krawędziowej podanego grafu G.</text:p>
      <text:p text:style-name="P3"/>
      <text:h text:style-name="P10" text:outline-level="1">Analiza poprawności</text:h>
      <text:p text:style-name="P3">Dowód: </text:p>
      <text:p text:style-name="P3">Dla dowolnych wierzchołków u i v w grafie G możemy stworzyć sieć przepływową G<text:span text:style-name="T8">uv</text:span><text:span text:style-name="T9"> będącą skierowaną wersją grafu G, ze wszystkimi przepustowościami krawędzi równymi 1 oraz źródłem w u (s = u) i ujściem w v (t = v). Niech f</text:span><text:span text:style-name="T8">uv</text:span><text:span text:style-name="T9"> oznacza wartość maksymalnego przepływu w G</text:span><text:span text:style-name="T8">uv</text:span><text:span text:style-name="T9"> Twierdzimy, że dla dowolnego</text:span><text:span text:style-name="T9"><draw:frame draw:style-name="fr2" draw:name="Obiekt11" text:anchor-type="as-char" svg:y="-0.377cm" svg:width="1.078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9">spójność krawędziowa k wynosi </text:span><text:span text:style-name="T9"><draw:frame draw:style-name="fr2" draw:name="Obiekt12" text:anchor-type="as-char" svg:y="-0.556cm" svg:width="2.706cm" svg:height="0.975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9">.<text:line-break/>Aby to pokazać udowodnimy, że </text:span><text:span text:style-name="T9"><draw:frame draw:style-name="fr2" draw:name="Obiekt13" text:anchor-type="as-char" svg:y="-0.556cm" svg:width="3.281cm" svg:height="0.975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9">oraz </text:span><text:span text:style-name="T9"><draw:frame draw:style-name="fr2" draw:name="Obiekt14" text:anchor-type="as-char" svg:y="-0.556cm" svg:width="3.281cm" svg:height="0.975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9">.</text:span></text:p>
      <text:p text:style-name="P3"><text:span text:style-name="T9">1)</text:span></text:p>
      <text:p text:style-name="P3"><text:span text:style-name="T9">Niech </text:span><text:span text:style-name="T9"><draw:frame draw:style-name="fr2" draw:name="Obiekt15" text:anchor-type="as-char" svg:y="-0.556cm" svg:width="3.383cm" svg:height="0.975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9">. Załóżmy, że usuwamy z G tylko m-1 krawędzi. Z twierdzenia o maksymalnym przepływie i minimalnym przekroju otrzymujemy że u i v są wciąż połączone ścieżką. Maksymalny przepływ z u do v wynosi co najmniej m, a zatem dowolny przekrój rozdzielający u od v ma przepustowość równą m, co oznacza, że zawiera przynajmniej m krawędzi. </text:span><text:soft-page-break/><text:span text:style-name="T9">Wynika stąd, że przynajmniej jedna ścieżka pozostała między u i v gdy usuniemy m-1 krawędzi. Z tego powodu każdy wierzchołek ma połączenie z u co oznacza, że graf nie został rozspójniony. Zatem przynajmniej m krawędzi musi zostać usuniętych aby rozspójnić graf. Stąd</text:span></text:p>
      <text:p text:style-name="P3"><text:span text:style-name="T9"><text:s/></text:span><text:span text:style-name="T9"><draw:frame draw:style-name="fr2" draw:name="Obiekt16" text:anchor-type="as-char" svg:y="-0.556cm" svg:width="3.281cm" svg:height="0.975cm" draw:z-index="15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<text:p text:style-name="P3"><text:span text:style-name="T9">2)</text:span></text:p>
      <text:p text:style-name="P3"><text:span text:style-name="T9">Rozpatrzmy wierzchołek v o minimalnej wartości przepływu </text:span><text:span text:style-name="T9"><draw:frame draw:style-name="fr2" draw:name="Obiekt17" text:anchor-type="as-char" svg:y="-0.379cm" svg:width="0.951cm" svg:height="0.534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9">. Z twierdzenia o maksymalnym przepływie i minimalnym przekroju wynika, że istnieje przekrój o przepustowości </text:span><text:span text:style-name="T9"><draw:frame draw:style-name="fr2" draw:name="Obiekt18" text:anchor-type="as-char" svg:y="-0.379cm" svg:width="0.951cm" svg:height="0.534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9">rozdzielający u i v. Wszystkie krawędzie mają przepustowości równe 1 zatem dokładnie </text:span><text:span text:style-name="T9"><draw:frame draw:style-name="fr2" draw:name="Obiekt19" text:anchor-type="as-char" svg:y="-0.379cm" svg:width="0.951cm" svg:height="0.534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9">krawędzi jest zawartych w tym przekroju. Jeśli te krawędzie zostaną usunięte, wtedy nie będzie już w grafie żadnej ścieżki z u do v i graf nie będzie spójny. Stąd </text:span><text:span text:style-name="T9"><draw:frame draw:style-name="fr2" draw:name="Obiekt20" text:anchor-type="as-char" svg:y="-0.556cm" svg:width="3.281cm" svg:height="0.975cm" draw:z-index="19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9">.</text:span></text:p>
      <text:p text:style-name="P3"><text:span text:style-name="T9">Zatem z 1) i 2) wynika, że </text:span><text:span text:style-name="T9"><draw:frame draw:style-name="fr2" draw:name="Obiekt21" text:anchor-type="as-char" svg:y="-0.556cm" svg:width="3.304cm" svg:height="0.975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9"> dla każdego </text:span><text:span text:style-name="T9"><draw:frame draw:style-name="fr2" draw:name="Obiekt22" text:anchor-type="as-char" svg:y="-0.377cm" svg:width="1.078cm" svg:height="0.467cm" draw:z-index="21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9">.</text:span></text:p>
      <text:h text:style-name="P10" text:outline-level="1">Analiza złożoności</text:h>
      <text:p text:style-name="P1">Złożoność czasowa algorytmu Edmondsa-Karpa wyznaczającego wartość maksymalnego przepływu wynosi<draw:frame draw:style-name="fr1" draw:name="Obiekt8" text:anchor-type="as-char" svg:y="-0.437cm" svg:width="1.697cm" svg:height="0.545cm" draw:z-index="7"><draw:object xlink:href="./Object 8" xlink:type="simple" xlink:show="embed" xlink:actuate="onLoad"/><draw:image xlink:href="./ObjectReplacements/Object 8" xlink:type="simple" xlink:show="embed" xlink:actuate="onLoad"/></draw:frame>. Uruchamiany jest on <text:span text:style-name="T2">|V|-1</text:span> razy, stąd ostateczna złożoność czasowa algorytmu wyznaczającego spójność krawędziową grafu <text:span text:style-name="T2">G</text:span> wynosi <draw:frame draw:style-name="fr1" draw:name="Obiekt9" text:anchor-type="as-char" svg:y="-0.437cm" svg:width="1.833cm" svg:height="0.545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6T12:46:13.07</meta:creation-date>
    <dc:date>2015-03-30T19:49:45.85</dc:date>
    <meta:editing-duration>PT6H47M29S</meta:editing-duration>
    <meta:editing-cycles>16</meta:editing-cycles>
    <meta:generator>OpenOffice/4.1.1$Win32 OpenOffice.org_project/411m6$Build-9775</meta:generator>
    <meta:document-statistic meta:table-count="0" meta:image-count="0" meta:object-count="22" meta:page-count="4" meta:paragraph-count="62" meta:word-count="711" meta:character-count="4714"/>
    <dc:creator>j r</dc:creator>
  </office:meta>
</office:document-meta>
</file>

<file path=Object 1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≤</mo>
        <mi>c</mi>
      </mrow>
      <mrow>
        <mo stretchy="false">(</mo>
        <mrow>
          <mi>u</mi>
          <mi>,</mi>
          <mi>v</mi>
        </mrow>
        <mo stretchy="false">)</mo>
      </mrow>
    </mrow>
    <annotation encoding="StarMath 5.0">forall_{{u,v` in V} }~ f(u,v) &lt;= c(u,v) </annotation>
  </semantics>
</math>
</file>

<file path=Object 10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11/content.xml><?xml version="1.0" encoding="utf-8"?>
<math xmlns="http://www.w3.org/1998/Math/MathML">
  <semantics>
    <mrow>
      <mrow>
        <mi>u</mi>
        <mo stretchy="false">∈</mo>
        <mi>V</mi>
      </mrow>
    </mrow>
    <annotation encoding="StarMath 5.0">u in V
</annotation>
  </semantics>
</math>
</file>

<file path=Object 12/content.xml><?xml version="1.0" encoding="utf-8"?>
<math xmlns="http://www.w3.org/1998/Math/MathML">
  <semantics>
    <mrow>
      <mtable>
        <mtr>
          <mtd>
            <mrow>
              <mi mathvariant="italic">min</mi>
            </mrow>
          </mtd>
        </mtr>
        <mtr>
          <mtd>
            <mrow>
              <mrow>
                <mi>v</mi>
                <mo stretchy="false">∈</mo>
                <mrow>
                  <mi>V</mi>
                  <mo stretchy="false">−</mo>
                  <mo stretchy="false">{</mo>
                </mrow>
              </mrow>
              <mi>u</mi>
              <mo stretchy="false">}</mo>
            </mrow>
          </mtd>
        </mtr>
      </mtable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binom{min}{v in V-\{u\}} abs{f_{uv}} </annotation>
  </semantics>
</math>
</file>

<file path=Object 13/content.xml><?xml version="1.0" encoding="utf-8"?>
<math xmlns="http://www.w3.org/1998/Math/MathML">
  <semantics>
    <mrow>
      <mrow>
        <mi>k</mi>
        <mo stretchy="false">⩾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geslant  binom{min}{v in V-\{u\}} abs{f_{uv}} </annotation>
  </semantics>
</math>
</file>

<file path=Object 14/content.xml><?xml version="1.0" encoding="utf-8"?>
<math xmlns="http://www.w3.org/1998/Math/MathML">
  <semantics>
    <mrow>
      <mrow>
        <mi>k</mi>
        <mo stretchy="false">⩽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leslant binom{min}{v in V-\{u\}} abs{f_{uv}} </annotation>
  </semantics>
</math>
</file>

<file path=Object 15/content.xml><?xml version="1.0" encoding="utf-8"?>
<math xmlns="http://www.w3.org/1998/Math/MathML">
  <semantics>
    <mrow>
      <mrow>
        <mi>m</mi>
        <mo stretchy="false">=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m = binom{min}{v in V-\{u\}} abs{f_{uv}} </annotation>
  </semantics>
</math>
</file>

<file path=Object 16/content.xml><?xml version="1.0" encoding="utf-8"?>
<math xmlns="http://www.w3.org/1998/Math/MathML">
  <semantics>
    <mrow>
      <mrow>
        <mi>k</mi>
        <mo stretchy="false">⩾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geslant  binom{min}{v in V-\{u\}} abs{f_{uv}} </annotation>
  </semantics>
</math>
</file>

<file path=Object 17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18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19/content.xml><?xml version="1.0" encoding="utf-8"?>
<math xmlns="http://www.w3.org/1998/Math/MathML">
  <semantics>
    <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abs{f_{uv}} </annotation>
  </semantics>
</math>
</file>

<file path=Object 2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=</mo>
        <mrow>
          <mi/>
          <mo stretchy="false">−</mo>
          <mi>f</mi>
        </mrow>
      </mrow>
      <mrow>
        <mo stretchy="false">(</mo>
        <mrow>
          <mi>v</mi>
          <mi>,</mi>
          <mi>u</mi>
        </mrow>
        <mo stretchy="false">)</mo>
      </mrow>
    </mrow>
    <annotation encoding="StarMath 5.0">forall_{{u,v` in V}}	~ f(u,v) =~-f(v,u) </annotation>
  </semantics>
</math>
</file>

<file path=Object 20/content.xml><?xml version="1.0" encoding="utf-8"?>
<math xmlns="http://www.w3.org/1998/Math/MathML">
  <semantics>
    <mrow>
      <mrow>
        <mi>k</mi>
        <mo stretchy="false">⩽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leslant binom{min}{v in V-\{u\}} abs{f_{uv}} </annotation>
  </semantics>
</math>
</file>

<file path=Object 21/content.xml><?xml version="1.0" encoding="utf-8"?>
<math xmlns="http://www.w3.org/1998/Math/MathML">
  <semantics>
    <mrow>
      <mrow>
        <mi>k</mi>
        <mo stretchy="false">=</mo>
        <mtable>
          <mtr>
            <mtd>
              <mrow>
                <mi mathvariant="italic">min</mi>
              </mrow>
            </mtd>
          </mtr>
          <mtr>
            <mtd>
              <mrow>
                <mrow>
                  <mi>v</mi>
                  <mo stretchy="false">∈</mo>
                  <mrow>
                    <mi>V</mi>
                    <mo stretchy="false">−</mo>
                    <mo stretchy="false">{</mo>
                  </mrow>
                </mrow>
                <mi>u</mi>
                <mo stretchy="false">}</mo>
              </mrow>
            </mtd>
          </mtr>
        </mtable>
      </mrow>
      <mfenced open="∣" close="∣">
        <mrow>
          <msub>
            <mi>f</mi>
            <mrow>
              <mi mathvariant="italic">uv</mi>
            </mrow>
          </msub>
        </mrow>
      </mfenced>
    </mrow>
    <annotation encoding="StarMath 5.0">k =  binom{min}{v in V-\{u\}} abs{f_{uv}} </annotation>
  </semantics>
</math>
</file>

<file path=Object 22/content.xml><?xml version="1.0" encoding="utf-8"?>
<math xmlns="http://www.w3.org/1998/Math/MathML">
  <semantics>
    <mrow>
      <mrow>
        <mi>u</mi>
        <mo stretchy="false">∈</mo>
        <mi>V</mi>
      </mrow>
    </mrow>
    <annotation encoding="StarMath 5.0">u in V
</annotation>
  </semantics>
</math>
</file>

<file path=Object 3/content.xml><?xml version="1.0" encoding="utf-8"?>
<math xmlns="http://www.w3.org/1998/Math/MathML">
  <semantics>
    <mrow>
      <msub>
        <mo stretchy="false">∀</mo>
        <mrow>
          <mrow>
            <mi>u</mi>
            <mrow>
              <mi/>
              <mo stretchy="false">∈</mo>
              <mrow>
                <mi>V</mi>
                <mo stretchy="false">−</mo>
                <mo stretchy="false">{</mo>
              </mrow>
            </mrow>
            <mi>s</mi>
            <mi>,</mi>
            <mi>t</mi>
            <mo stretchy="false">}</mo>
          </mrow>
        </mrow>
      </msub>
      <mi/>
      <mrow>
        <munder>
          <mo stretchy="false">∑</mo>
          <mrow>
            <mi>v</mi>
            <mrow>
              <mi/>
              <mo stretchy="false">∈</mo>
              <mi>V</mi>
            </mrow>
          </mrow>
        </munder>
        <mi>f</mi>
      </mrow>
      <mrow>
        <mrow>
          <mo stretchy="false">(</mo>
          <mrow>
            <mi>u</mi>
            <mi>,</mi>
            <mi>v</mi>
          </mrow>
          <mo stretchy="false">)</mo>
        </mrow>
        <mo stretchy="false">=</mo>
        <mi/>
      </mrow>
      <mn>0</mn>
    </mrow>
    <annotation encoding="StarMath 5.0">forall_{{u` in V-\{s,t\}}}	~ sum from{v` in V} f(u,v) =~0</annotation>
  </semantics>
</math>
</file>

<file path=Object 4/content.xml><?xml version="1.0" encoding="utf-8"?>
<math xmlns="http://www.w3.org/1998/Math/MathML">
  <semantics>
    <mrow>
      <mi>f</mi>
      <mi mathvariant="normal">:</mi>
      <mi>V</mi>
      <mi>×</mi>
      <mi>V</mi>
      <mi>→</mi>
      <mi>R</mi>
    </mrow>
    <annotation encoding="StarMath 5.0">f: V × V → R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7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' = (V,E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>V</mi>
          <msup>
            <mi>E</mi>
            <mn>2</mn>
          </msup>
        </mrow>
        <mo stretchy="false">)</mo>
      </mrow>
    </mrow>
    <annotation encoding="StarMath 5.0">O(V E^2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i>V</mi>
            <mn>2</mn>
          </msup>
          <msup>
            <mi>E</mi>
            <mn>2</mn>
          </msup>
        </mrow>
        <mo stretchy="false">)</mo>
      </mrow>
    </mrow>
    <annotation encoding="StarMath 5.0">O(V^2 E^2)</annotation>
  </semantics>
</math>
</file>